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113cm" fo:margin-left="0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4.45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 style:master-page-name="">
      <style:paragraph-properties fo:margin-top="0.499cm" fo:margin-bottom="0.499cm" style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6" style:family="paragraph" style:parent-style-name="Table_20_Contents">
      <style:text-properties fo:font-weight="bold" fo:background-color="transparent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004ce" officeooo:paragraph-rsid="001004ce" fo:background-color="transparent"/>
    </style:style>
    <style:style style:name="P9" style:family="paragraph" style:parent-style-name="Table_20_Contents">
      <style:text-properties officeooo:paragraph-rsid="00105519" fo:background-color="transparent"/>
    </style:style>
    <style:style style:name="P10" style:family="paragraph" style:parent-style-name="Table_20_Contents">
      <style:text-properties officeooo:paragraph-rsid="0013b094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P12" style:family="paragraph" style:parent-style-name="Standard" style:list-style-name="L1"/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0c13b5" fo:background-color="transparent" loext:char-shading-value="0" style:font-weight-asian="bold" style:font-weight-complex="bold"/>
    </style:style>
    <style:style style:name="T6" style:family="text">
      <style:text-properties fo:font-weight="bold" officeooo:rsid="000c34d6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2522" fo:background-color="transparent" loext:char-shading-value="0" style:font-weight-asian="normal" style:font-weight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004ce" fo:background-color="transparent" loext:char-shading-value="0"/>
    </style:style>
    <style:style style:name="T11" style:family="text">
      <style:text-properties officeooo:rsid="00112522" fo:background-color="transparent" loext:char-shading-value="0"/>
    </style:style>
    <style:style style:name="T12" style:family="text">
      <style:text-properties officeooo:rsid="000c34d6" fo:background-color="transparent" loext:char-shading-value="0"/>
    </style:style>
    <style:style style:name="T13" style:family="text">
      <style:text-properties officeooo:rsid="001004ce"/>
    </style:style>
    <style:style style:name="T14" style:family="text">
      <style:text-properties officeooo:rsid="00105519"/>
    </style:style>
    <style:style style:name="T15" style:family="text">
      <style:text-properties officeooo:rsid="00112522"/>
    </style:style>
    <style:style style:name="T16" style:family="text">
      <style:text-properties officeooo:rsid="00132399"/>
    </style:style>
    <style:style style:name="T17" style:family="text">
      <style:text-properties officeooo:rsid="001453cb"/>
    </style:style>
    <style:style style:name="T18" style:family="text">
      <style:text-properties officeooo:rsid="001722a7"/>
    </style:style>
    <style:style style:name="T19" style:family="text">
      <style:text-properties officeooo:rsid="0019119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3">Zadavatel</text:span><text:span text:style-name="T7">:</text:span></text:p>
          </table:table-cell>
          <table:table-cell table:style-name="Tabulka1.A1" office:value-type="string">
            <text:p text:style-name="P7"><text:span text:style-name="T3">Česká pirátská strana</text:span>, krajské sdružení <text:span text:style-name="T18">SčK</text:span>, kontakty:</text:p>
            <text:p text:style-name="Table_20_Contents"><text:span text:style-name="T10">Kozlová Lenka</text:span><text:span text:style-name="T9">, </text:span><text:a xlink:type="simple" xlink:href="mailto:ondrej.profant@pirati.cz"><text:span text:style-name="Internet_20_link"><text:span text:style-name="T10">l</text:span></text:span></text:a><text:span text:style-name="Internet_20_link"><text:span text:style-name="T10">enka.kozlova@pirati.cz</text:span></text:span></text:p>
            <text:p text:style-name="P7">předsed<text:span text:style-name="T13">kyně</text:span> <text:span text:style-name="T13">krajského sdružení Středočeský kraj</text:span></text:p>
            <text:p text:style-name="P8">František Kopřiva, <text:a xlink:type="simple" xlink:href="mailto:frantisek.kopriva@pirati.cz">frantisek.kopriva@pirati.cz</text:a></text:p>
            <text:p text:style-name="P8">místopředseda krajského sdružení Středočeský kraj</text:p>
            <text:p text:style-name="P7"/>
          </table:table-cell>
        </table:table-row>
        <table:table-row table:style-name="Tabulka1.1">
          <table:table-cell table:style-name="Tabulka1.A1" office:value-type="string">
            <text:p text:style-name="P7"><text:span text:style-name="T3">Dodavatel</text:span><text:span text:style-name="T7">:</text:span></text:p>
          </table:table-cell>
          <table:table-cell table:style-name="Tabulka1.A1" office:value-type="string">
            <text:p text:style-name="P10"><text:span text:style-name="T6">Pavel Majtáň</text:span><text:span text:style-name="T5">, </text:span><text:span text:style-name="T8">bytem</text:span><text:span text:style-name="T9"> </text:span><text:span text:style-name="T12">Veletržní 484/29, 17000 Praha 7</text:span><text:span text:style-name="T9"> </text:span></text:p>
            <text:p text:style-name="P10"><text:span text:style-name="T11">narozen</text:span><text:span text:style-name="T10">: </text:span><text:span text:style-name="T12">21. 3. 1999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ý úkol</text:span><text:span text:style-name="T9">:</text:span></text:p>
          </table:table-cell>
          <table:table-cell table:style-name="Tabulka1.A1" office:value-type="string">
            <text:list xml:id="list6676705566954968884" text:style-name="L1">
              <text:list-item>
                <text:p text:style-name="P12">je spojkou mezi kandidáty, volebním štábem, předsednictvem a dobrovolníky</text:p>
              </text:list-item>
              <text:list-item>
                <text:p text:style-name="P12">koordinuje činnosti volebního štábu, rozesílá pozvánky a dle možností se zapojuje</text:p>
              </text:list-item>
              <text:list-item>
                <text:p text:style-name="P12">rozděluje úkoly dobrovolníkům</text:p>
              </text:list-item>
              <text:list-item>
                <text:p text:style-name="P12">zapojuje členskou základnu, stávající dobrovolníky a získává nové dobrovolníky</text:p>
              </text:list-item>
              <text:list-item>
                <text:p text:style-name="P12">zajišťuje pravidelné oběžníky členům a dobrovolníkům</text:p>
              </text:list-item>
            </text:list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7"><text:span text:style-name="T3">Smluvní typ</text:span>:</text:p>
          </table:table-cell>
          <table:table-cell table:style-name="Tabulka1.A1" office:value-type="string">
            <text:p text:style-name="P7"><text:span text:style-name="T16"><text:s/>DPP, S</text:span>mlouva na dobu určitou <text:span text:style-name="T14">do 30.10.2016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Místo plnění</text:span>:</text:p>
          </table:table-cell>
          <table:table-cell table:style-name="Tabulka1.A1" office:value-type="string">
            <text:p text:style-name="P7">Prah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Odměna</text:span>:</text:p>
          </table:table-cell>
          <table:table-cell table:style-name="Tabulka1.A1" office:value-type="string">
            <text:p text:style-name="P9"><text:span text:style-name="T15">3 000,-</text:span> Kč (slovy: <text:span text:style-name="T15">třitisícekorunčeských</text:span>)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Termín provedení</text:span>:</text:p>
          </table:table-cell>
          <table:table-cell table:style-name="Tabulka1.A1" office:value-type="string">
            <text:p text:style-name="P7">3<text:span text:style-name="T16">0</text:span>. <text:span text:style-name="T17">10.</text:span> 2016, dle harmonogramu</text:p>
          </table:table-cell>
        </table:table-row>
      </table:table>
      <text:p text:style-name="P3"><text:span text:style-name="T9">Vztah mezi smluvními stranami se dále řídí podmínkami zadavatele pro placené úkoly zveřejněnými na &lt;</text:span><text:a xlink:type="simple" xlink:href="https://www.pirati.cz/rules/ppu"><text:span text:style-name="Internet_20_link"><text:span text:style-name="T9">https://www.pirati.cz/rules/ppu</text:span></text:span></text:a><text:span text:style-name="T9">&gt;, s nimiž se smluvní strany seznámily a zavazují se je dodržovat. 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7"><text:span text:style-name="T3">Za zadavatele</text:span><text:span text:style-name="T7">:</text:span></text:p>
          </table:table-cell>
          <table:table-cell table:style-name="Tabulka2.A1" office:value-type="string">
            <text:p text:style-name="P7"><text:span text:style-name="T3">Za dodavatele</text:span><text:span text:style-name="T7">:</text:span></text:p>
          </table:table-cell>
        </table:table-row>
        <table:table-row table:style-name="Tabulka2.2">
          <table:table-cell table:style-name="Tabulka2.A1" office:value-type="string">
            <text:p text:style-name="P7">Uzavření smlouvy:</text:p>
          </table:table-cell>
          <table:table-cell table:style-name="Tabulka2.A1" office:value-type="string">
            <text:p text:style-name="P7"><text:span text:style-name="T19">23.června</text:span> 2016</text:p>
          </table:table-cell>
          <table:table-cell table:style-name="Tabulka2.A1" office:value-type="string">
            <text:p text:style-name="P7">___________________</text:p>
          </table:table-cell>
          <table:table-cell table:style-name="Tabulka2.A1" office:value-type="string">
            <text:p text:style-name="P7">_______________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style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style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6-21T16:43:50.483224709</dc:date>
    <meta:editing-cycles>95</meta:editing-cycles>
    <meta:editing-duration>P24DT12H41M46S</meta:editing-duration>
    <meta:generator>LibreOffice/4.2.8.2$Linux_X86_64 LibreOffice_project/420m0$Build-2</meta:generator>
    <meta:printed-by>Vladislav Tobias Esner</meta:printed-by>
    <meta:print-date>2016-06-14T18:51:16.609667346</meta:print-date>
    <dc:creator>Vladislav Tobias Esner</dc:creator>
    <meta:document-statistic meta:table-count="2" meta:image-count="1" meta:object-count="0" meta:page-count="1" meta:paragraph-count="36" meta:word-count="170" meta:character-count="1298" meta:non-whitespace-character-count="1164"/>
    <meta:user-defined meta:name="Informace 1"/>
    <meta:user-defined meta:name="Informace 2"/>
    <meta:user-defined meta:name="Informace 3"/>
    <meta:user-defined meta:name="Informace 4"/>
  </office:meta>
</office:document-meta>
</file>